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.initTT(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BZip2InputStream.reportCRC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read( final byte [ ] dest , final int offs , final int l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BZip2InputStream.setupRandPart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BZip2InputStream.CBZip2InputStream( final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BZip2InputStream.createHuffmanDecodingTables( final int alphaSize , final int nGroup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BZip2InputStream.setupRandPartB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BZip2InputStream.recvDecodingTables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3">
            <text:p text:style-name="Table_20_Contents">33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BZip2InputStream.bsR( final int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BZip2In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BZip2InputStream.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BZip2InputStream.setupNoRandPart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BZip2InputStream.end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BZip2InputStream.getAndMoveToFrontDecode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3">
            <text:p text:style-name="Table_20_Contents">93</text:p>
          </table:table-cell>
          <table:table-cell office:value-type="float" office:value="150">
            <text:p text:style-name="Table_20_Contents">150</text:p>
          </table:table-cell>
        </table:table-row>
        <table:table-row>
          <table:table-cell office:value-type="string">
            <text:p text:style-name="Table_20_Contents">CBZip2InputStream.setupBloc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BZip2InputStream.read0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BZip2InputStream.setupRandPartA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BZip2InputStream.hbCreateDecodeTables( final int [ ] limit , final int [ ] base , final int [ ] perm , final char [ ] length , final int minLen , final int maxLen , final int alphaSiz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BZip2InputStream.getAndMoveToFrontDecode0( final int groupN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BZip2InputStream.bsGetB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BZip2InputStream.initBlock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BZip2InputStream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BZip2InputStream.makeMap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BZip2InputStream.setupNoRandPartB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.Data( int blockSize100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BZip2InputStream.bsGetU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bsGe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BZip2InputStream.setupNoRandPar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